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98ce9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16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8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6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6"/>
      <text:p text:style-name="P54"><text:tab/>xor a</text:p>
      <text:p text:style-name="P54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4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9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4"><text:tab/>ld a,2</text:p>
      <text:p text:style-name="P70"><text:tab/>call finishmusic</text:p>
      <text:p text:style-name="P3"/>
      <text:p text:style-name="P54"><text:tab/>ld a,1</text:p>
      <text:p text:style-name="P54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4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4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4"><text:tab/>push ix</text:p>
      <text:p text:style-name="P16"><text:tab/>ld hl,resetrous</text:p>
      <text:p text:style-name="P16"><text:tab/>call z,jumptoroutine</text:p>
      <text:p text:style-name="P54"><text:tab/>pop ix</text:p>
      <text:p text:style-name="P34">notprintyet</text:p>
      <text:p text:style-name="P64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4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4"><text:tab/>push ix</text:p>
      <text:p text:style-name="P16"><text:tab/>ld hl,movingrous</text:p>
      <text:p text:style-name="P16"><text:tab/>call z,jumptoroutine</text:p>
      <text:p text:style-name="P54"><text:tab/>pop ix</text:p>
      <text:p text:style-name="P34">notinthisroom</text:p>
      <text:p text:style-name="P64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34">collidewithdizzy3</text:p>
      <text:p text:style-name="P64"><text:tab/><text:tab/>;;destroys <text:s/>ALL </text:p>
      <text:p text:style-name="P54"><text:tab/>ld l,(ix+0)</text:p>
      <text:p text:style-name="P54"><text:tab/>ld h,(ix+1)</text:p>
      <text:p text:style-name="P54"><text:tab/>jr joincollide</text:p>
      <text:p text:style-name="P34">collidewithdizzy16</text:p>
      <text:p text:style-name="P64"><text:tab/><text:tab/>;;destroys <text:s/>ALL </text:p>
      <text:p text:style-name="P54"><text:tab/>ld l,(ix+movex)</text:p>
      <text:p text:style-name="P54"><text:tab/>ld h,(ix+movey)</text:p>
      <text:p text:style-name="P54"><text:tab/>ld a,(ix+movefrm)</text:p>
      <text:p text:style-name="P54"/>
      <text:p text:style-name="P64">joincollide</text:p>
      <text:p text:style-name="P34"><text:tab/>ld (frmno),a</text:p>
      <text:p text:style-name="P16"><text:tab/>push hl</text:p>
      <text:p text:style-name="P16"><text:tab/>call findfrmsize </text:p>
      <text:p text:style-name="P16"><text:tab/>pop hl</text:p>
      <text:p text:style-name="P16"><text:tab/>ld a,(frmheight)</text:p>
      <text:p text:style-name="P16"><text:tab/>ld d,a</text:p>
      <text:p text:style-name="P16"><text:tab/>ld a,(frmwidth)</text:p>
      <text:p text:style-name="P16"><text:tab/>ld e,a</text:p>
      <text:p text:style-name="P3"/>
      <text:p text:style-name="P54"><text:tab/>if seeproxbox=0</text:p>
      <text:p text:style-name="P54">proximitycollide</text:p>
      <text:p text:style-name="P54"><text:tab/>endif</text:p>
      <text:p text:style-name="P64">joinprox</text:p>
      <text:p text:style-name="P34"><text:tab/>ld a,(dontupdatedizzy)</text:p>
      <text:p text:style-name="P16"><text:tab/>and a</text:p>
      <text:p text:style-name="P16"><text:tab/>ret nz</text:p>
      <text:p text:style-name="P16"><text:tab/>ld a,(killed)</text:p>
      <text:p text:style-name="P16"><text:tab/>and a</text:p>
      <text:p text:style-name="P16"><text:soft-page-break/><text:tab/>ret nz</text:p>
      <text:p text:style-name="P16"><text:tab/>ld a,(x)</text:p>
      <text:p text:style-name="P16"><text:tab/>add a,32</text:p>
      <text:p text:style-name="P16"><text:tab/>ld c,a</text:p>
      <text:p text:style-name="P16"><text:tab/>ld a,(y)</text:p>
      <text:p text:style-name="P16"><text:tab/>sub eggheight</text:p>
      <text:p text:style-name="P16"><text:tab/>ld b,a<text:tab/><text:tab/>;;c=x and b=y diz2</text:p>
      <text:p text:style-name="P16"><text:tab/><text:tab/><text:tab/><text:tab/>;;e=w1 <text:s/>d=h1</text:p>
      <text:p text:style-name="P16"><text:tab/><text:tab/><text:tab/><text:tab/>;;l=x1 <text:s/>h=y1</text:p>
      <text:p text:style-name="P34">collision</text:p>
      <text:p text:style-name="P34"><text:tab/>ld a,l</text:p>
      <text:p text:style-name="P16"><text:tab/>sub c</text:p>
      <text:p text:style-name="P16"><text:tab/>jr c,collidex1</text:p>
      <text:p text:style-name="P16"><text:tab/>cp eggwidth</text:p>
      <text:p text:style-name="P16"><text:tab/>ret nc</text:p>
      <text:p text:style-name="P16"><text:tab/>jr collidey</text:p>
      <text:p text:style-name="P34">collidex1</text:p>
      <text:p text:style-name="P34"><text:tab/>dec a</text:p>
      <text:p text:style-name="P16"><text:tab/>add a,e</text:p>
      <text:p text:style-name="P16"><text:tab/>ret nc</text:p>
      <text:p text:style-name="P16"/>
      <text:p text:style-name="P34">collidey</text:p>
      <text:p text:style-name="P34"><text:tab/>ld a,h</text:p>
      <text:p text:style-name="P16"><text:tab/>sub b</text:p>
      <text:p text:style-name="P16"><text:tab/>jr c,collidey1</text:p>
      <text:p text:style-name="P16"><text:tab/>cp eggheight</text:p>
      <text:p text:style-name="P16"><text:tab/>ret</text:p>
      <text:p text:style-name="P34">collidey1</text:p>
      <text:p text:style-name="P34"><text:tab/>dec a</text:p>
      <text:p text:style-name="P16"><text:tab/>add a,d</text:p>
      <text:p text:style-name="P16"><text:tab/>ret</text:p>
      <text:p text:style-name="P16"><text:tab/></text:p>
      <text:p text:style-name="P16">eggheight<text:tab/>equ 18</text:p>
      <text:p text:style-name="P16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7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4"><text:tab/>pop ix</text:p>
      <text:p text:style-name="P54"><text:tab/>push ix</text:p>
      <text:p text:style-name="P54"><text:tab/>bit 5,(ix+colour)</text:p>
      <text:p text:style-name="P54"><text:tab/>call nz,plotattris2</text:p>
      <text:p text:style-name="P54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4"><text:tab/>ld a,25</text:p>
      <text:p text:style-name="P54"><text:tab/>ld (sndfx),a</text:p>
      <text:p text:style-name="P50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4"><text:tab/>push bc</text:p>
      <text:p text:style-name="P16"><text:tab/>xor a</text:p>
      <text:p text:style-name="P16"><text:tab/>call collidewithdizzy3</text:p>
      <text:p text:style-name="P16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4"><text:tab/>push ix</text:p>
      <text:p text:style-name="P54"><text:tab/>ld a,5</text:p>
      <text:p text:style-name="P54"><text:tab/>call starttune</text:p>
      <text:p text:style-name="P16"><text:tab/>ld hl,youfoundcoinmess</text:p>
      <text:p text:style-name="P16"><text:tab/>call windowrou</text:p>
      <text:p text:style-name="P54"><text:tab/>pop ix</text:p>
      <text:p text:style-name="P34">notovercoin</text:p>
      <text:p text:style-name="P64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5"><text:tab/>push bc</text:p>
      <text:p text:style-name="P54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4"><text:tab/>pop ix</text:p>
      <text:p text:style-name="P16"><text:tab/>ld l,(ix+0)</text:p>
      <text:p text:style-name="P16"><text:tab/>ld a,(ix+1)</text:p>
      <text:p text:style-name="P16"><text:tab/>add a,6</text:p>
      <text:p text:style-name="P16"><text:tab/>ld h,a</text:p>
      <text:p text:style-name="P16"><text:tab/>ld a,91</text:p>
      <text:p text:style-name="P16"><text:tab/>call joincollide</text:p>
      <text:p text:style-name="P16"><text:tab/>jr nc,notdrowned</text:p>
      <text:p text:style-name="P3"/>
      <text:p text:style-name="P16"><text:tab/>ld a,30</text:p>
      <text:p text:style-name="P16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6"><text:tab/>ld hl,killedbyvolcano</text:p>
      <text:p text:style-name="P16"><text:tab/>ld a,(roomno)</text:p>
      <text:p text:style-name="P16"><text:tab/>cp 77</text:p>
      <text:p text:style-name="P16"><text:tab/>jr z,yesfellinlava</text:p>
      <text:p text:style-name="P16"><text:tab/>ld hl,killedbywater</text:p>
      <text:p text:style-name="P33">yesfellinlava</text:p>
      <text:p text:style-name="P33"><text:tab/>ld (killedmess),hl</text:p>
      <text:p text:style-name="P16">notdrowned</text:p>
      <text:p text:style-name="P54"><text:tab/>ld de,3</text:p>
      <text:p text:style-name="P54"><text:tab/>add ix,de</text:p>
      <text:p text:style-name="P54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4"><text:tab/>ld b,a</text:p>
      <text:p text:style-name="P33">updateflamelp</text:p>
      <text:p text:style-name="P55"><text:tab/>push bc</text:p>
      <text:p text:style-name="P16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16"><text:tab/>ld a,115</text:p>
      <text:p text:style-name="P16"><text:tab/>call collidewithdizzy3</text:p>
      <text:p text:style-name="P16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3">notburnt</text:p>
      <text:p text:style-name="P55"><text:tab/>ld de,3</text:p>
      <text:p text:style-name="P54"><text:tab/>add ix,de</text:p>
      <text:p text:style-name="P54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6"><text:tab/>ld e,(ix+0)</text:p>
      <text:p text:style-name="P16"><text:tab/>ld l,(ix+1)</text:p>
      <text:p text:style-name="P16"><text:tab/>ld a,115</text:p>
      <text:p text:style-name="P55">simprintflame</text:p>
      <text:p text:style-name="P55"><text:tab/>push ix</text:p>
      <text:p text:style-name="P40"><text:tab/>call store_sprite_vars</text:p>
      <text:p text:style-name="P16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3">proxpicture</text:p>
      <text:p text:style-name="P33"><text:tab/>defb 52<text:tab/>;;room</text:p>
      <text:p text:style-name="P16"><text:tab/>defb 62,104<text:tab/>;;;x,y</text:p>
      <text:p text:style-name="P16"><text:tab/>defb 5,16<text:tab/>;;;w,h</text:p>
      <text:p text:style-name="P33">proxpicturerou</text:p>
      <text:p text:style-name="P55"><text:tab/>pop hl</text:p>
      <text:p text:style-name="P54"><text:tab/>ld hl,lookatpicturemess</text:p>
      <text:p text:style-name="P54"><text:tab/>if computer=spectrum</text:p>
      <text:p text:style-name="P54"><text:tab/>ld a,1</text:p>
      <text:p text:style-name="P54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<text:span text:style-name="T1">jp dotreasurepic</text:span>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70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4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4"><text:soft-page-break/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1">clearattris<text:tab/></text:p>
      <text:p text:style-name="P61"><text:tab/>;a=attri to clear to</text:p>
      <text:p text:style-name="P54"><text:tab/>ld bc,30*256+17</text:p>
      <text:p text:style-name="P54"><text:tab/>ld de,6*256+1 </text:p>
      <text:p text:style-name="P54"><text:tab/>ld hl,attriplotpatch</text:p>
      <text:p text:style-name="P54"><text:tab/>ld (hl),0</text:p>
      <text:p text:style-name="P54"><text:tab/>jp attridir</text:p>
      <text:p text:style-name="P54"/>
      <text:p text:style-name="P61">attribox</text:p>
      <text:p text:style-name="P61"><text:tab/><text:tab/>;a=attri <text:s text:c="2"/>b=width <text:s text:c="2"/>c=height <text:s text:c="2"/>e=x <text:s text:c="2"/>d=y 0=topline</text:p>
      <text:p text:style-name="P54"><text:tab/>ld l,a</text:p>
      <text:p text:style-name="P54"><text:tab/>xor a</text:p>
      <text:p text:style-name="P54"><text:tab/>ld (attriplotpatch),a</text:p>
      <text:p text:style-name="P54"><text:tab/>ld a,(frmplot)</text:p>
      <text:p text:style-name="P54"><text:tab/>cp 1</text:p>
      <text:p text:style-name="P54"><text:tab/>ld a,l</text:p>
      <text:p text:style-name="P54"><text:tab/>jr nz,attridir</text:p>
      <text:p text:style-name="P61">attrixor</text:p>
      <text:p text:style-name="P61"><text:tab/>xor %01000111</text:p>
      <text:p text:style-name="P54"><text:tab/>ld l,a</text:p>
      <text:p text:style-name="P54"><text:tab/>ld a,&amp;ae<text:tab/>;xor (hl)</text:p>
      <text:p text:style-name="P54"><text:tab/>ld (attriplotpatch),a</text:p>
      <text:p text:style-name="P54"><text:tab/>ld a,l</text:p>
      <text:p text:style-name="P61">attridir</text:p>
      <text:p text:style-name="P61"><text:tab/>ld (attricolourpatch+1),a</text:p>
      <text:p text:style-name="P54"><text:tab/>ld a,b</text:p>
      <text:p text:style-name="P54"><text:tab/>ld (attriwidthpatch+1),a</text:p>
      <text:p text:style-name="P54"><text:tab/>ld h,0</text:p>
      <text:p text:style-name="P54"><text:tab/>ld a,d</text:p>
      <text:p text:style-name="P61">atpatch1</text:p>
      <text:p text:style-name="P61"><text:tab/>nop<text:tab/><text:tab/>;;cpl</text:p>
      <text:p text:style-name="P61">atpatch2</text:p>
      <text:p text:style-name="P61"><text:tab/>nop</text:p>
      <text:p text:style-name="P54"><text:tab/>nop<text:tab/><text:tab/>;;add a,29</text:p>
      <text:p text:style-name="P54"><text:tab/>add a,a</text:p>
      <text:p text:style-name="P54"><text:tab/>add a,a</text:p>
      <text:p text:style-name="P54"><text:tab/>add a,a</text:p>
      <text:p text:style-name="P54"><text:tab/>ld l,a</text:p>
      <text:p text:style-name="P54"><text:tab/>ld d,0</text:p>
      <text:p text:style-name="P54"><text:tab/>add hl,hl</text:p>
      <text:p text:style-name="P54"><text:tab/>add hl,hl<text:tab/>;*32</text:p>
      <text:p text:style-name="P54"><text:tab/>add hl,de</text:p>
      <text:p text:style-name="P54"><text:tab/></text:p>
      <text:p text:style-name="P54"><text:tab/>if computer=spectrum</text:p>
      <text:p text:style-name="P61">patchattritable</text:p>
      <text:p text:style-name="P61"><text:tab/>ld de,screenattritable</text:p>
      <text:p text:style-name="P54"><text:tab/>endif</text:p>
      <text:p text:style-name="P54"><text:tab/>if computer=amstrad</text:p>
      <text:p text:style-name="P61">patchattritable</text:p>
      <text:p text:style-name="P61"><text:tab/>ld de,attritable</text:p>
      <text:p text:style-name="P54"><text:tab/>endif</text:p>
      <text:p text:style-name="P54"/>
      <text:p text:style-name="P54"/>
      <text:p text:style-name="P54"><text:tab/>add hl,de</text:p>
      <text:p text:style-name="P61">atpatch3</text:p>
      <text:p text:style-name="P61"><text:tab/>ld de,32<text:tab/>;;patched to -32</text:p>
      <text:p text:style-name="P61">attriylp</text:p>
      <text:p text:style-name="P61"><text:tab/>push hl</text:p>
      <text:p text:style-name="P61">attriwidthpatch</text:p>
      <text:p text:style-name="P61"><text:tab/>ld b,1<text:tab/>;patched</text:p>
      <text:p text:style-name="P54">attrixlp</text:p>
      <text:p text:style-name="P54"/>
      <text:p text:style-name="P61">attricolourpatch</text:p>
      <text:p text:style-name="P61"><text:tab/>ld a,1<text:tab/>;patched</text:p>
      <text:p text:style-name="P61">attriplotpatch</text:p>
      <text:p text:style-name="P61"><text:tab/>xor (hl)<text:tab/>;patched</text:p>
      <text:p text:style-name="P54"><text:tab/>ld (hl),a</text:p>
      <text:p text:style-name="P54"><text:tab/>inc hl</text:p>
      <text:p text:style-name="P54"><text:tab/>djnz attrixlp</text:p>
      <text:p text:style-name="P54"><text:tab/>pop hl</text:p>
      <text:p text:style-name="P54"><text:tab/>add hl,de</text:p>
      <text:p text:style-name="P54"><text:soft-page-break/><text:tab/>dec c</text:p>
      <text:p text:style-name="P54"><text:tab/>jr nz,attriylp</text:p>
      <text:p text:style-name="P54"><text:tab/>ret</text:p>
      <text:p text:style-name="P54"/>
      <text:p text:style-name="P54">plotattris</text:p>
      <text:p text:style-name="P54"><text:tab/>ld a,(spritenothere)</text:p>
      <text:p text:style-name="P54"><text:tab/>and a</text:p>
      <text:p text:style-name="P54"><text:tab/>ret nz</text:p>
      <text:p text:style-name="P54"><text:tab/>ld hl,(windowleft)</text:p>
      <text:p text:style-name="P54"><text:tab/>ld a,(frmwidth)</text:p>
      <text:p text:style-name="P54"><text:tab/>ld b,a</text:p>
      <text:p text:style-name="P54"><text:tab/>ld a,(frmx)</text:p>
      <text:p text:style-name="P54"><text:tab/>ld e,a</text:p>
      <text:p text:style-name="P54"><text:tab/>cp h</text:p>
      <text:p text:style-name="P54"><text:tab/>ret nc</text:p>
      <text:p text:style-name="P54"><text:tab/>add a,b</text:p>
      <text:p text:style-name="P54"><text:tab/>cp l</text:p>
      <text:p text:style-name="P54"><text:tab/>ret c</text:p>
      <text:p text:style-name="P54"><text:tab/>ret z</text:p>
      <text:p text:style-name="P54"><text:tab/>ld a,e</text:p>
      <text:p text:style-name="P54"><text:tab/>sub l</text:p>
      <text:p text:style-name="P54"><text:tab/>jr nc,attriinleft</text:p>
      <text:p text:style-name="P54"><text:tab/>ld e,l</text:p>
      <text:p text:style-name="P54"><text:tab/>add a,b</text:p>
      <text:p text:style-name="P54"><text:tab/>ld b,a</text:p>
      <text:p text:style-name="P61">attriinleft</text:p>
      <text:p text:style-name="P61"><text:tab/>ld a,e</text:p>
      <text:p text:style-name="P54"><text:tab/>add a,b</text:p>
      <text:p text:style-name="P54"><text:tab/>sub h<text:tab/><text:tab/>;windowright</text:p>
      <text:p text:style-name="P54"><text:tab/>jr c,attriinright</text:p>
      <text:p text:style-name="P54"><text:tab/>jr z,attriinright</text:p>
      <text:p text:style-name="P54"><text:tab/>neg</text:p>
      <text:p text:style-name="P54"><text:tab/>add a,b</text:p>
      <text:p text:style-name="P54"><text:tab/>ld b,a</text:p>
      <text:p text:style-name="P61">attriinright</text:p>
      <text:p text:style-name="P61"><text:tab/>ld a,e</text:p>
      <text:p text:style-name="P54"><text:tab/>and 1</text:p>
      <text:p text:style-name="P54"><text:tab/>inc a</text:p>
      <text:p text:style-name="P54"><text:tab/>add a,b</text:p>
      <text:p text:style-name="P54"><text:tab/>ld b,a</text:p>
      <text:p text:style-name="P54"><text:tab/>srl b</text:p>
      <text:p text:style-name="P54"><text:tab/>ld a,e</text:p>
      <text:p text:style-name="P54"><text:tab/>sub 32</text:p>
      <text:p text:style-name="P54"><text:tab/>srl a</text:p>
      <text:p text:style-name="P54"><text:tab/>ld e,a</text:p>
      <text:p text:style-name="P54"/>
      <text:p text:style-name="P54"><text:tab/>ld hl,(windowtop)</text:p>
      <text:p text:style-name="P54"><text:tab/>ld a,(frmheight)</text:p>
      <text:p text:style-name="P54"><text:tab/>ld c,a</text:p>
      <text:p text:style-name="P54"><text:tab/>ld a,(frmy)</text:p>
      <text:p text:style-name="P54"><text:tab/>ld d,a</text:p>
      <text:p text:style-name="P54"><text:tab/>cp h</text:p>
      <text:p text:style-name="P54"><text:tab/>ret nc</text:p>
      <text:p text:style-name="P54"><text:tab/>add a,c</text:p>
      <text:p text:style-name="P54"><text:tab/>cp l</text:p>
      <text:p text:style-name="P54"><text:tab/>ret c</text:p>
      <text:p text:style-name="P54"><text:tab/>ret z</text:p>
      <text:p text:style-name="P54"><text:tab/>ld a,d</text:p>
      <text:p text:style-name="P54"><text:tab/>sub l</text:p>
      <text:p text:style-name="P54"><text:tab/>jr nc,attriintop</text:p>
      <text:p text:style-name="P54"><text:tab/>ld d,l</text:p>
      <text:p text:style-name="P54"><text:tab/>add a,c</text:p>
      <text:p text:style-name="P54"><text:tab/>ld c,a</text:p>
      <text:p text:style-name="P61">attriintop</text:p>
      <text:p text:style-name="P61"><text:tab/>ld a,d</text:p>
      <text:p text:style-name="P54"><text:tab/>add a,c</text:p>
      <text:p text:style-name="P54"><text:tab/>sub h<text:tab/><text:tab/>;windowbottom</text:p>
      <text:p text:style-name="P54"><text:tab/>jr c,attriinbottom</text:p>
      <text:p text:style-name="P54"><text:tab/>jr z,attriinbottom</text:p>
      <text:p text:style-name="P54"><text:tab/>neg</text:p>
      <text:p text:style-name="P54"><text:tab/>add a,c</text:p>
      <text:p text:style-name="P54"><text:tab/>ld c,a</text:p>
      <text:p text:style-name="P61"><text:soft-page-break/>attriinbottom</text:p>
      <text:p text:style-name="P61"><text:tab/>ld a,d</text:p>
      <text:p text:style-name="P54"><text:tab/>and 7</text:p>
      <text:p text:style-name="P54"><text:tab/>add a,c</text:p>
      <text:p text:style-name="P54"><text:tab/>add a,7</text:p>
      <text:p text:style-name="P54"><text:tab/>ld c,a</text:p>
      <text:p text:style-name="P54"><text:tab/>srl c</text:p>
      <text:p text:style-name="P54"><text:tab/>srl c</text:p>
      <text:p text:style-name="P54"><text:tab/>srl c</text:p>
      <text:p text:style-name="P54"><text:tab/>srl d</text:p>
      <text:p text:style-name="P54"><text:tab/>srl d</text:p>
      <text:p text:style-name="P54"><text:tab/>srl d</text:p>
      <text:p text:style-name="P54"><text:tab/>ld a,(frmattri)</text:p>
      <text:p text:style-name="P54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4"><text:tab/>call openwindow<text:tab/></text:p>
      <text:p text:style-name="P54"><text:tab/>call flipifnecessary</text:p>
      <text:p text:style-name="P16"><text:tab/>call prtmessage1</text:p>
      <text:p text:style-name="P54"><text:tab/>call flipifnecessary</text:p>
      <text:p text:style-name="P54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6">notattr</text:p>
      <text:p text:style-name="P66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6">notchr</text:p>
      <text:p text:style-name="P66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4"><text:tab/>ld a,6</text:p>
      <text:p text:style-name="P54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8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4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16"><text:tab/>if seecoins=0</text:p>
      <text:p text:style-name="P16"><text:tab/>call putcoinsinroom</text:p>
      <text:p text:style-name="P16"><text:tab/>call resetroommoving</text:p>
      <text:p text:style-name="P16"><text:tab/>endif</text:p>
      <text:p text:style-name="P16"/>
      <text:p text:style-name="P16"><text:tab/>if seecoins=1</text:p>
      <text:p text:style-name="P16"><text:tab/>call resetroommoving</text:p>
      <text:p text:style-name="P16"><text:tab/>call putcoinsinroom</text:p>
      <text:p text:style-name="P16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tab/>defb mpen+6,mxy+14,8,":::",mxy+14,8</text:p>
      <text:p text:style-name="P62"><text:soft-page-break/>nooflivesmess</text:p>
      <text:p text:style-name="P62"><text:tab/>defb mrep,1,"/",mendrep,mend</text:p>
      <text:p text:style-name="P54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71"><text:tab/>ld hl,proxpicture</text:p>
      <text:p text:style-name="P71"><text:tab/>call checkproximity1</text:p>
      <text:p text:style-name="P12">tryputtingdown1</text:p>
      <text:p text:style-name="P12"><text:tab/>ld a,1</text:p>
      <text:p text:style-name="P3"><text:tab/>ld (tryputdownvar),a</text:p>
      <text:p text:style-name="P53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2"><text:tab/>push ix</text:p>
      <text:p text:style-name="P16"><text:tab/>call resetuproom</text:p>
      <text:p text:style-name="P54"><text:tab/>pop ix</text:p>
      <text:p text:style-name="P16"><text:tab/>xor a</text:p>
      <text:p text:style-name="P3"><text:tab/>ld (tryputdownvar),a</text:p>
      <text:p text:style-name="P16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4"><text:tab/>ld a,11</text:p>
      <text:p text:style-name="P54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2">flipifnecessary</text:p>
      <text:p text:style-name="P62"><text:tab/>ld a,(upsidedown)</text:p>
      <text:p text:style-name="P54"><text:soft-page-break/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4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4">poscheat<text:tab/>defb 0</text:p>
      <text:p text:style-name="P16">oldclock<text:tab/>defb 0</text:p>
      <text:p text:style-name="P16"><text:soft-page-break/>clock<text:tab/>defb 0</text:p>
      <text:p text:style-name="P54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4">colourtable<text:tab/>defb 2,3,4,5,6,5,4,3</text:p>
      <text:p text:style-name="P3">lastkeybyte<text:tab/>defb 0</text:p>
      <text:p text:style-name="P16">tryputdownvar<text:tab/>defb 0</text:p>
      <text:p text:style-name="P54">flipscreen<text:tab/>defb 0</text:p>
      <text:p text:style-name="P54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4">fire<text:tab/>defb 0</text:p>
      <text:p text:style-name="P54">left<text:tab/>defb 0</text:p>
      <text:p text:style-name="P54">right<text:tab/>defb 0</text:p>
      <text:p text:style-name="P54">jump<text:tab/>defb 0</text:p>
      <text:p text:style-name="P3"><text:tab/></text:p>
      <text:p text:style-name="P65">checkkeys</text:p>
      <text:p text:style-name="P65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54"><text:tab/>ld (keybyte),a</text:p>
      <text:p text:style-name="P54"/>
      <text:p text:style-name="P54"><text:tab/>ld a,(killed)</text:p>
      <text:p text:style-name="P54"><text:tab/>and a</text:p>
      <text:p text:style-name="P54"><text:tab/>ret nz</text:p>
      <text:p text:style-name="P54"><text:tab/></text:p>
      <text:p text:style-name="P54"><text:tab/>call getkeybyte</text:p>
      <text:p text:style-name="P54"><text:tab/>ld c,a</text:p>
      <text:p text:style-name="P54"/>
      <text:p text:style-name="P54"><text:tab/>ld a,(sequence)</text:p>
      <text:p text:style-name="P54"><text:tab/>and a</text:p>
      <text:p text:style-name="P54"><text:tab/>jr nz,firenotpressed</text:p>
      <text:p text:style-name="P54"><text:tab/>ld a,(usepickup)</text:p>
      <text:p text:style-name="P54"><text:tab/>and a</text:p>
      <text:p text:style-name="P54"><text:tab/>jr nz,firenotpressed</text:p>
      <text:p text:style-name="P54"><text:tab/>bit 3,c</text:p>
      <text:p text:style-name="P54"><text:tab/>jr z,firenotpressed</text:p>
      <text:p text:style-name="P54"><text:tab/>ld a,1</text:p>
      <text:p text:style-name="P65">firepressed</text:p>
      <text:p text:style-name="P65"><text:tab/>ld (fire),a </text:p>
      <text:p text:style-name="P54"><text:tab/>ret</text:p>
      <text:p text:style-name="P54">firenotpressed<text:tab/></text:p>
      <text:p text:style-name="P54"><text:tab/>bit 2,c</text:p>
      <text:p text:style-name="P54"><text:tab/>jr z,leftnotpressed</text:p>
      <text:p text:style-name="P54"><text:tab/>ld a,1</text:p>
      <text:p text:style-name="P65">leftpressed</text:p>
      <text:p text:style-name="P65"><text:tab/>ld (left),a</text:p>
      <text:p text:style-name="P54">leftnotpressed</text:p>
      <text:p text:style-name="P54"><text:soft-page-break/><text:tab/>bit 1,c</text:p>
      <text:p text:style-name="P54"><text:tab/>jr z,rightnotpressed</text:p>
      <text:p text:style-name="P54"><text:tab/>ld a,1</text:p>
      <text:p text:style-name="P65">rightpressed</text:p>
      <text:p text:style-name="P65"><text:tab/>ld (right),a</text:p>
      <text:p text:style-name="P54">rightnotpressed</text:p>
      <text:p text:style-name="P54"><text:tab/>bit 0,c</text:p>
      <text:p text:style-name="P54"><text:tab/>ret z</text:p>
      <text:p text:style-name="P54"><text:tab/>ld a,1</text:p>
      <text:p text:style-name="P65">jumppressed</text:p>
      <text:p text:style-name="P65"><text:tab/>ld (jump),a </text:p>
      <text:p text:style-name="P54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2">updatedizzy1</text:span><text:tab/></text:p>
      <text:p text:style-name="P62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4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2T22:27:27.429013065</dc:date>
    <meta:editing-duration>P1DT23H24M23S</meta:editing-duration>
    <meta:editing-cycles>164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